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border-line-width-bottom="0.0346in 0.0138in 0.0138in" fo:padding="0.0291in" fo:border-left="none" fo:border-right="none" fo:border-top="none" fo:border-bottom="0.0622in double #000000" style:join-border="false"/>
    </style:style>
    <style:style style:name="P4"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Game Theory, Human Eugenics, <text:span text:style-name="T2">Systems Theory</text:span>, Applied Epistemology, Music Theory, Geo-Anthropology, Environmental Studies, Gender Studies, Molecular Biology,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Lilac Deezl”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 and still getting into physical trouble.</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text:soft-page-break/>I became extremely responsible because I knew that the penal system was unforgiving.</text:p>
      <text:p text:style-name="P1"/>
      <text:p text:style-name="P1">In Spring of 2013, I took the unreleased version of the Calculus BC AP Exam administered by The College Board. I completely aced the first question about a polar parametric double integration, and after that, the whole thing was a blur, but I estimate I got points on one or two of the other problems. This helped me get a 3 on the BC Exam and a 3 as my AB Subscore. The exam perpetually going unreleased is something I do not trust. I need to know why that exam was never released.</text:p>
      <text:p text:style-name="P1"/>
      <text:p text:style-name="P1">There is absolutely zero chance that I was invited to Mensa at age 8, was part of the GATE program, had the ways built ahead for me, was given $10,000 of a scholarship, and have gotten everything I ever wanted, and still have absolutely nothing to show for myself. If I was so talented, then why am I being required to hang on financially to the guardrails that keep me suppressed?</text:p>
      <text:p text:style-name="P1"/>
      <text:p text:style-name="P1">And why was I given an IQ test at such a young age? Why did they tell me I'm smart, just to pass me onto such trafficking? Could anyone benefit from having an intentional, courageous, moral, analytic, no-bull genius, before I get bored and (hypothetically) build a subsonic geothermal weapon to blow up the entire planet? I just want the chance to provide something. If I cannot have that, I will engineer a world where I can.</text:p>
      <text:p text:style-name="P1"/>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text:soft-page-break/></text:p>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against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other people with children and assets deserve to have the fiscal opportunity to make change.</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text:soft-page-break/>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ext:soft-page-break/>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text:soft-page-break/>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engineers of society. The ones who will write the Neo Magna Carta. The Originals within cluster B.</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ext:soft-page-break/>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text:p text:style-name="P1"/>
      <text:p text:style-name="P1">bnd.link/lilacdeezl</text:p>
      <text:p text:style-name="P2">This page intentionally left blank.</text:p>
      <text:p text:style-name="P2">Applied Linear Systems Theory</text:p>
      <text:p text:style-name="P1"/>
      <text:p text:style-name="P1">What is systems theory?</text:p>
      <text:p text:style-name="P1">Systems Theory is the study of how Systems and their composing Elements interact.</text:p>
      <text:p text:style-name="P1"/>
      <text:p text:style-name="P1">What is a System?</text:p>
      <text:p text:style-name="P1">A System can be defined as a group of Elements that cooperate to convert an Input to an Output.</text:p>
      <text:p text:style-name="P1">As per Ludwig Von Bertalanffy, “elements in standing relationship.”</text:p>
      <text:p text:style-name="P1"/>
      <text:p text:style-name="P1">What is an Element?</text:p>
      <text:p text:style-name="P1">An Element is an identifiable member of a System. </text:p>
      <text:p text:style-name="P1"/>
      <text:p text:style-name="P1">A System with no Elements is called an Empty System.</text:p>
      <text:p text:style-name="P1">An Empty System is also known as an Identity System.</text:p>
      <text:p text:style-name="P1"/>
      <text:p text:style-name="P1">What is a relationship?</text:p>
      <text:p text:style-name="P1">A Relationship is an Association or Connection.</text:p>
      <text:p text:style-name="P1"/>
      <text:p text:style-name="P1">A System's Relationship to its Elements is an Association.</text:p>
      <text:p text:style-name="P1">An Element's Relationship to its System is an Association.</text:p>
      <text:p text:style-name="P1">An Element's Relationship to other Elements in their System is a Connection.</text:p>
      <text:p text:style-name="P1"/>
      <text:p text:style-name="P1">Association is a Custodial Chain, and Connection is a Non-Custodial Chain.</text:p>
      <text:p text:style-name="P1"/>
      <text:p text:style-name="P1">A Custodial Chain is a Relationship between Elements that identifies an Independent Element and Dependent Element.</text:p>
      <text:p text:style-name="P1"/>
      <text:p text:style-name="P1">A Non-Custodial Chain is a Relationship between two Independent Elements.</text:p>
      <text:p text:style-name="P1"/>
      <text:p text:style-name="P1">A system that has more Inputs than Outputs is called a Constructor System. Making a sandwich.</text:p>
      <text:p text:style-name="P1">A system that has more Outputs than Inputs is called a Destructor System. Breaking glass.</text:p>
      <text:p text:style-name="P1">A system that has the same number of Inputs and Outputs is called a Processor System. Grinding meat.</text:p>
      <text:p text:style-name="P1"/>
      <text:p text:style-name="P1">Let's apply the definition to a simple system: a lever.</text:p>
      <text:p text:style-name="P1">elements: fulcrum a, beam b.</text:p>
      <text:p text:style-name="P1">Relationship of elements: custodial.</text:p>
      <text:p text:style-name="P1">***Why?: the fulcrum is independent, and the beam is dependent of the fulcrum.</text:p>
      <text:p text:style-name="P1">Input: object c and object d.</text:p>
      <text:p text:style-name="P1">Output: which of object c and object d are heavier (new information).</text:p>
      <text:p text:style-name="P1">Type: Constructor System.</text:p>
      <text:p text:style-name="P1">***Why?: we didn't already know which one was heavier, but we needed both to find out, and we did, so we “constructed” new information.</text:p>
      <text:p text:style-name="P1"/>
      <text:p text:style-name="P1">Custody Vector and Custody Matrix Notation</text:p>
      <text:p text:style-name="P1">A Custody Vector C_c is a mapping from one element c of a system C to each other element.</text:p>
      <text:p text:style-name="P1">C_a(a,b) = </text:p>
      <text:p text:style-name="P1">[0,1] because a is not in the custody of a, but b is in the custody of a.</text:p>
      <text:p text:style-name="P1">C_b(a,b) =</text:p>
      <text:p text:style-name="P1">[0,0] because a is not in the custody of b, and b is not in the custody of b.</text:p>
      <text:p text:style-name="P1"><text:soft-page-break/>We write the entire Custody Matrix </text:p>
      <text:p text:style-name="P1">C(a,b) =</text:p>
      <text:p text:style-name="P1">[0,1</text:p>
      <text:p text:style-name="P1">0,0]</text:p>
      <text:p text:style-name="P1"/>
      <text:p text:style-name="P1">In a larger System, such as a Pulley System, we can establish Through-Dependency as the Dependence of one Element to another Element via a Conductor, which can be described as a Factor, ultimately making one Independent Element have two Dependent Elements. However, the Custodial Chain obscures one Element by this Factor. This Custodial Chain of Through-Dependency is known as Custodial Interdependency. Essentially, a is custodial to b, and a is custodial to c by a factor of b. This is Linear Interdependency. </text:p>
      <text:p text:style-name="P1"/>
      <text:p text:style-name="P1">Let's instantiate our pulley system:</text:p>
      <text:p text:style-name="P1">elements: handle a, pulley b, pulley c</text:p>
      <text:p text:style-name="P1">relationship: a is independent, c is interdependent on a through b</text:p>
      <text:p text:style-name="P1">Input: force f</text:p>
      <text:p text:style-name="P1">Output: normal force f_n</text:p>
      <text:p text:style-name="P1">type: processor</text:p>
      <text:p text:style-name="P1"/>
      <text:p text:style-name="P1">C_a(a,b,c) =</text:p>
      <text:p text:style-name="P1">[0,1,1]</text:p>
      <text:p text:style-name="P1">C_b(a,b,c) =</text:p>
      <text:p text:style-name="P1">[0,0,1]</text:p>
      <text:p text:style-name="P1">C_c(a,b,c) =</text:p>
      <text:p text:style-name="P1">[0,0,0]</text:p>
      <text:p text:style-name="P1">C(a,b,c) =</text:p>
      <text:p text:style-name="P1">[0,1,1</text:p>
      <text:p text:style-name="P1">0,0,1</text:p>
      <text:p text:style-name="P1">0,0,0]</text:p>
      <text:p text:style-name="P3"/>
      <text:p text:style-name="P3">So what about an ecosystem? Well, we could begin listing out some elements, but it would be tremendously rigorous to collect all the different elements to consider variables in our Linear Systems study. The Custody Matrix for an Ecosystem would require a complete mapping of every biological organism, every geothermal process, and every fluid dynamic of the entire universe, among possibly many other astronomically small but entirely significant unknowns to truly identify a unified solution.</text:p>
      <text:p text:style-name="P1"/>
      <text:p text:style-name="P1">Why a Custodial Chain?</text:p>
      <text:p text:style-name="P1">A Custodial Chain is a Relationship between Elements that identifies an Independent Element and Dependent Element.</text:p>
      <text:p text:style-name="P1"/>
      <text:p text:style-name="P1"/>
      <text:p text:style-name="P1"/>
      <text:p text:style-name="P1">A Custodial Chain can be represented in a Directed Graph</text:p>
      <text:p text:style-name="P1"/>
      <text:p text:style-name="P1">If an Element and its System have a Relationship, does that imply that they are together in a System?</text:p>
      <text:p text:style-name="P2">This page intentionally left blank.</text:p>
      <text:p text:style-name="P2">Chaos Magick</text:p>
      <text:p text:style-name="P1"/>
      <text:p text:style-name="P1">Belief Shapes Results</text:p>
      <text:p text:style-name="P1">Belief is confidence that something is true.</text:p>
      <text:p text:style-name="P1">Confidence Shapes Results</text:p>
      <text:p text:style-name="P1"/>
      <text:p text:style-name="P1">Cleopatra was the original Democratic Socialist Authoritarian Matriarch</text:p>
      <text:p text:style-name="P1">Her affair with Marc Antony created a diversion of symbolism to form the agitated Roman and Greek empires.</text:p>
      <text:p text:style-name="P1">A matriarch falls when a blood contract is written through her sexual chaos magicka.</text:p>
      <text:p text:style-name="P1">This is the fundamental break which sent us into the Aeon of Osiris.</text:p>
      <text:p text:style-name="P1"/>
      <text:p text:style-name="P1">Don't follow the money ... follow the magic.</text:p>
      <text:p text:style-name="P1">Telling the truth isn't “bad for business” … it ends capitalism.</text:p>
      <text:p text:style-name="P1">Hunting ghosts isn't “sacreligious” … it's kindly imagin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25T13:34:28.40</dc:date>
    <meta:editing-duration>PT18H27M</meta:editing-duration>
    <meta:editing-cycles>71</meta:editing-cycles>
    <meta:generator>OpenOffice/4.1.15$Win32 OpenOffice.org_project/4115m2$Build-9813</meta:generator>
    <meta:document-statistic meta:table-count="0" meta:image-count="0" meta:object-count="0" meta:page-count="12" meta:paragraph-count="139" meta:word-count="4647" meta:character-count="27388"/>
  </office:meta>
</office:document-meta>
</file>